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10000079142408FF8.jpg"/>
  <manifest:file-entry manifest:media-type="image/jpeg" manifest:full-path="Pictures/100000000000046C000009381979426B.jpg"/>
  <manifest:file-entry manifest:media-type="image/jpeg" manifest:full-path="Pictures/1000000000000208000004CBDD2A3EE6.jpg"/>
  <manifest:file-entry manifest:media-type="image/jpeg" manifest:full-path="Pictures/10000000000005CA00000977371E604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fo:margin-top="0cm" fo:margin-bottom="0cm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115.388cm" fo:margin-bottom="0cm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e disseny :: Cancel·lar Comanda</text:h>
      <text:p text:style-name="Text_20_body"><draw:frame draw:style-name="fr1" draw:name="graphics1" text:anchor-type="paragraph" svg:width="11.188cm" svg:height="23.322cm" draw:z-index="0"><draw:image xlink:href="Pictures/100000000000046C000009381979426B.jpg" xlink:type="simple" xlink:show="embed" xlink:actuate="onLoad"/></draw:frame></text:p>
      <text:p text:style-name="Text_20_body"><draw:frame draw:style-name="fr2" draw:name="graphics2" text:anchor-type="paragraph" svg:width="14.998cm" svg:height="18.145cm" draw:z-index="1"><draw:image xlink:href="Pictures/10000000000006410000079142408FF8.jpg" xlink:type="simple" xlink:show="embed" xlink:actuate="onLoad"/></draw:frame><text:soft-page-break/></text:p>
      <text:p text:style-name="Text_20_body"/>
      <text:p text:style-name="Text_20_body"><draw:frame draw:style-name="fr3" draw:name="graphics3" text:anchor-type="paragraph" svg:width="14.998cm" svg:height="24.522cm" draw:z-index="2"><draw:image xlink:href="Pictures/10000000000005CA00000977371E6049.jpg" xlink:type="simple" xlink:show="embed" xlink:actuate="onLoad"/></draw:frame><text:soft-page-break/></text:p>
      <text:p text:style-name="Text_20_body"><draw:frame draw:style-name="fr4" draw:name="graphics4" text:anchor-type="paragraph" svg:y="0.101cm" svg:width="10.377cm" svg:height="24.488cm" draw:z-index="3"><draw:image xlink:href="Pictures/1000000000000208000004CBDD2A3EE6.jpg" xlink:type="simple" xlink:show="embed" xlink:actuate="onLoad"/></draw:frame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0:20:44</dc:date>
    <dc:language>es-ES</dc:language>
    <meta:editing-cycles>21</meta:editing-cycles>
    <meta:editing-duration>PT02H35M26S</meta:editing-duration>
    <meta:document-statistic meta:table-count="0" meta:image-count="4" meta:object-count="0" meta:page-count="4" meta:paragraph-count="1" meta:word-count="6" meta:character-count="42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